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02413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paragraph-rsid="0002413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024136" style:font-size-asian="10.5pt" style:font-weight-asian="normal" style:font-size-complex="12pt" style:font-weight-complex="normal"/>
    </style:style>
    <style:style style:name="T1" style:family="text">
      <style:text-properties officeooo:rsid="00024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UGNO 2009</text:span></text:p>
      <text:p text:style-name="P2"><text:span text:style-name="T1">ESERCIZIO 1</text:span></text:p>
      <text:p text:style-name="P3"><text:span text:style-name="T1">Si simuli una piccola mensa con 40 tavoli da 10 posti ciascuno. I clienti seguono il seguente iter:<text:line-break/>1. Arrivano alla mensa;<text:line-break/>2. Si avviano sempre in fila a prendere la varie pietanze, ossia <text:line-break/>un primo e un secondo. Si consideri che per i primi vi sono due <text:line-break/>camerieri che li distribuiscono, mentre un solo cameriere <text:line-break/>distribuisce i secondi.<text:line-break/>3. Pagano e vanno in un tavolo libero<text:line-break/>4. Consumano e escono dalla mensa liberando i tavoli.<text:line-break/>Sviluppare un programma che simuli la situazione descritta considerando i clienti e i tre camerieri come thread separati </text:span></text:p>
      <text:p text:style-name="P3"><text:span text:style-name="T1"/></text:p>
      <text:p text:style-name="P2"><text:span text:style-name="T1">ESERCIZIO 2</text:span></text:p>
      <text:p text:style-name="P3"><text:span text:style-name="T1">Si generi un programma dal nome "genvis" in C per linux che generi due processi figli. Il padre genera un primo figlio che dopo un'attesa di n secondi con n dato come primo input dalla riga di comando e generi un file il cui nome è dato come secondo input da linea di comando e il cui contenuto è il valore di n. Sempre il padre aspetta la terminazione del primo processo e genera un secondo processo figlio, che visualizzi il contenuto del file in outpu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1:17:24</meta:creation-date>
    <dc:date>2013-01-24T11:21:42</dc:date>
    <meta:editing-duration>P0D</meta:editing-duration>
    <meta:editing-cycles>1</meta:editing-cycles>
    <meta:document-statistic meta:table-count="0" meta:image-count="0" meta:object-count="0" meta:page-count="1" meta:paragraph-count="5" meta:word-count="186" meta:character-count="1040" meta:non-whitespace-character-count="854"/>
    <meta:generator>LibreOffice/3.6$Linux_X86_64 LibreOffice_project/360m1$Build-2</meta:generator>
  </office:meta>
</office:document-meta>
</file>